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DejaVu Serif3" svg:font-family="'DejaVu Serif'" style:font-adornments="Book" style:font-family-generic="roman"/>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Georgia" svg:font-family="Georgia" style:font-adornments="Italique"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2f5a1f"/>
    </style:style>
    <style:style style:name="P3" style:family="paragraph" style:parent-style-name="Text_20_body">
      <style:text-properties officeooo:rsid="002f5a1f" officeooo:paragraph-rsid="002f5a1f"/>
    </style:style>
    <style:style style:name="P4" style:family="paragraph" style:parent-style-name="Text_20_body">
      <style:text-properties officeooo:paragraph-rsid="003205d2"/>
    </style:style>
    <style:style style:name="P5" style:family="paragraph" style:parent-style-name="Heading_20_2">
      <style:text-properties officeooo:paragraph-rsid="002a1eea"/>
    </style:style>
    <style:style style:name="T1" style:family="text">
      <style:text-properties officeooo:rsid="002a1eea"/>
    </style:style>
    <style:style style:name="T2" style:family="text">
      <style:text-properties officeooo:rsid="00306212"/>
    </style:style>
    <style:style style:name="T3" style:family="text">
      <style:text-properties officeooo:rsid="00318203"/>
    </style:style>
    <style:style style:name="T4" style:family="text">
      <style:text-properties officeooo:rsid="003205d2"/>
    </style:style>
    <style:style style:name="T5" style:family="text">
      <style:text-properties fo:color="#dc2300" style:font-name="DejaVu Serif3" fo:font-weight="bold" officeooo:rsid="000798fd" style:font-name-asian="DejaVu Serif3" style:font-weight-asian="bold" style:font-name-complex="DejaVu Serif3" style:font-weight-complex="bold"/>
    </style:style>
    <style:style style:name="T6" style:family="text">
      <style:text-properties fo:color="#dc2300" style:font-name="DejaVu Serif1" fo:font-weight="bold" officeooo:rsid="000798fd" style:font-name-asian="Lucida Sans Unicode" style:font-weight-asian="bold" style:font-name-complex="Tahoma" style:font-weight-complex="bold"/>
    </style:style>
    <style:style style:name="T7" style:family="text">
      <style:text-properties officeooo:rsid="00179fe1"/>
    </style:style>
    <style:style style:name="T8" style:family="text">
      <style:text-properties officeooo:rsid="00423605"/>
    </style:style>
    <style:style style:name="T9" style:family="text">
      <style:text-properties officeooo:rsid="00193708"/>
    </style:style>
    <style:style style:name="T10" style:family="text">
      <style:text-properties officeooo:rsid="004417a9"/>
    </style:style>
    <style:style style:name="T11" style:family="text">
      <style:text-properties officeooo:rsid="00197915"/>
    </style:style>
    <style:style style:name="T12" style:family="text">
      <style:text-properties style:text-position="sub 58%" officeooo:rsid="00193708"/>
    </style:style>
    <style:style style:name="T13" style:family="text">
      <style:text-properties style:font-name="DejaVu Serif3" officeooo:rsid="00197915"/>
    </style:style>
    <style:style style:name="T14" style:family="text">
      <style:text-properties officeooo:rsid="0033e8d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T1">EQU: </text:span>equilibrium <text:span text:style-name="T1">composition of a fluid-rock system</text:span></text:h>
      <text:p text:style-name="Text_20_body">Having considered the case of homogeneous equilibrium state of an aqueous fluid under composition / potential constraints, we consider now the equilibrium state of a system that may comprise, in addition to the aqueous phase, non-aqueous phases such as minerals or gases. </text:p>
      <text:p text:style-name="Text_20_body">Among the non-aqueous phases considered potentially present, we call hereafter "active phases" those at equilibrium and "inactive" the others. </text:p>
      <text:p text:style-name="P4">To the equation system describing the homogeneous equilibrium of the aqueous phase, there is, for each active phase:</text:p>
      <text:p text:style-name="P4"><text:span text:style-name="T5">▶</text:span><text:span text:style-name="T6"> </text:span>an additional unknown: its mole number, which enters in the material balance equations,</text:p>
      <text:p text:style-name="P4"><text:span text:style-name="T5">▶</text:span><text:span text:style-name="T6"> </text:span>an additional <text:span text:style-name="T4">chemical potential </text:span>equation<text:span text:style-name="T4">: </text:span>its equilibrium condition with the aqueous phase.</text:p>
      <text:p text:style-name="P4">To compute the composition of the system at equilibrium, <text:span text:style-name="T3">ARXIM uses </text:span>an iterative method <text:span text:style-name="T3">that is classical for mineral / fluid equilibrium in the LMA way (e.g. </text:span><text:span text:style-name="T4">EQ6, </text:span><text:span text:style-name="T3">Wolery, 1979). T</text:span>he speciatio<text:span text:style-name="T3">n</text:span> of the aqueous phase <text:span text:style-name="T3">plays the central role, as it </text:span>is <text:span text:style-name="T3">called</text:span> <text:span text:style-name="T3">at each iteration </text:span>for computing <text:span text:style-name="T3">the</text:span> disequilibrium degree <text:span text:style-name="T3">between water and </text:span>other phases considered in the chemical space.</text:p>
      <text:p text:style-name="P4"><text:span text:style-name="T4">The </text:span>schem<text:span text:style-name="T3">e </text:span><text:span text:style-name="T4">is as follows, starting with an arbitrary set of active phases</text:span><text:span text:style-name="T3">:</text:span></text:p>
      <text:p text:style-name="TextInfo">given the amounts of aqueous phase and other active phases</text:p>
      <text:p text:style-name="TextInfo">do:</text:p>
      <text:p text:style-name="TextInfo"><text:s text:c="2"/>1. solve for equilibrium state with the current active phase set</text:p>
      <text:p text:style-name="TextInfo"/>
      <text:p text:style-name="TextInfo"><text:s text:c="2"/>2. if any active phase has a negative mole number:</text:p>
      <text:p text:style-name="TextInfo"><text:s text:c="4"/>make inactive that phase with the most negative mole number</text:p>
      <text:p text:style-name="TextInfo"><text:s text:c="4"/>cycle</text:p>
      <text:p text:style-name="TextInfo"/>
      <text:p text:style-name="TextInfo"><text:s text:c="2"/>3. if any inactive phase is super-saturated versus aqueous phase:</text:p>
      <text:p text:style-name="TextInfo"><text:s text:c="4"/>3a. activate <text:span text:style-name="T4">(add)</text:span> the most super-saturated</text:p>
      <text:p text:style-name="TextInfo"><text:s text:c="4"/>3b. inactivate <text:span text:style-name="T4">(remove)</text:span> any active phase in conflict</text:p>
      <text:p text:style-name="TextInfo"><text:s text:c="4"/>cycle</text:p>
      <text:p text:style-name="TextInfo"/>
      <text:p text:style-name="TextInfo"><text:s text:c="2"/>exit</text:p>
      <text:p text:style-name="Text_20_body">Similar iterative scheme are used in water-rock interaction codes such as CHESS (van der Lee, 1998), or GWB (Bethke, 1996), <text:span text:style-name="T4">but, at variance with </text:span>GWB or CHESS, <text:s/>the non-aqueous active species are not swapped into the set of primary species <text:span text:style-name="T4">for equilibrium conditions.</text:span></text:p>
      <text:p text:style-name="Text_20_body">The main difficulty with this scheme lies in step 3b, if the new phase happens to be compositionally dependent of the current active set and the question arises of which active phase should leave the active set. <text:span text:style-name="T4">If there is dependency, we can compute the stoichiometry of the formation of the new phase from the currently active phases, and the phase to be removed will be the phase i with the </text:span><text:span text:style-name="T14">low</text:span><text:span text:style-name="T4">est</text:span><text:span text:style-name="T9"> X</text:span><text:span text:style-name="T12">i</text:span><text:span text:style-name="T9"> / </text:span><text:span text:style-name="T13">ν</text:span><text:span text:style-name="T12">i</text:span><text:span text:style-name="T9"> , </text:span><text:span text:style-name="T4">where </text:span><text:span text:style-name="T9">X</text:span><text:span text:style-name="T12">i</text:span><text:span text:style-name="T9"> </text:span><text:span text:style-name="T4">is the </text:span><text:span text:style-name="T11">mole </text:span><text:span text:style-name="T4">number of phase </text:span><text:span text:style-name="T14">i</text:span><text:span text:style-name="T4"> and </text:span><text:span text:style-name="T13">ν</text:span><text:span text:style-name="T12">i</text:span><text:span text:style-name="T9"> </text:span><text:span text:style-name="T11"><text:s/></text:span><text:span text:style-name="T4">its</text:span><text:span text:style-name="T11"> coefficient </text:span><text:span text:style-name="T4">in the reaction of </text:span><text:span text:style-name="T11">formation </text:span><text:span text:style-name="T4">of the new </text:span><text:span text:style-name="T11">phase.</text:span><text:span text:style-name="T4"> </text:span></text:p>
      <text:h text:style-name="Heading_20_3" text:outline-level="3">equilibrium involving mixtures</text:h>
      <text:p text:style-name="Text_20_body">When mixture phases (gas mixtures, solid solutions) are considered as potentially entering the active set, their compositions are additional unknowns, but the same scheme can be adapted as follows:</text:p>
      <text:p text:style-name="Text_20_body">At step 3, when computing the saturation degree of all possible phases, we compute, for each mixture, the mixture composition that gives the maximum super-saturation with respect to the current aqueous composition. The most super-saturated mixture phase, if any exists, is added, as a pure phase with this composition, to the set of phases considered in 3a. If, on next loop, a mixture enters the active set, its composition is adjusted by iterating step 1 (convergence is reached in 2-3 iterations).</text:p>
      <text:p text:style-name="Marginalia"><text:span text:style-name="T2">next: </text:span>examples of equilibrium calculations</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DejaVu Serif3" svg:font-family="'DejaVu Serif'" style:font-adornments="Book" style:font-family-generic="roman"/>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Georgia" svg:font-family="Georgia" style:font-adornments="Italique" style:font-family-generic="roman"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hatch draw:name="Hatch_20_98" draw:display-name="Hatch 98" draw:style="single" draw:color="#000000" draw:distance="0.006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8" draw:display-name="Dash 98" draw:style="rect" draw:dots1="1" draw:dots1-length="0.006cm" draw:dots2="1" draw:dots2-length="0.006cm" draw:distance="0.006cm"/>
    <draw:stroke-dash draw:name="Dash_20_99" draw:display-name="Dash 9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DejaVu Serif"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left="0.6cm" fo:margin-right="0.6cm" fo:margin-top="0.101cm" fo:margin-bottom="0.101cm" fo:text-align="justify" style:justify-single-word="false" fo:text-indent="0cm" style:auto-text-indent="false"/>
      <style:text-properties style:font-name="DejaVu Serif1"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master-page-name="">
      <style:paragraph-properties fo:margin-left="0.6cm" fo:margin-right="0.6cm" fo:text-align="justify" style:justify-single-word="false" fo:text-indent="0cm" style:auto-text-indent="false" style:page-number="auto"/>
      <style:text-properties fo:font-size="10pt" fo:font-style="italic"/>
    </style:style>
    <style:style style:name="Heading" style:family="paragraph" style:parent-style-name="Standard" style:next-style-name="Text_20_body" style:class="text">
      <style:paragraph-properties fo:margin-top="0.423cm" fo:margin-bottom="0.212cm" fo:keep-with-next="always"/>
      <style:text-properties style:font-name="DejaVu Serif"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199cm" fo:margin-bottom="0.199cm" fo:break-before="page" fo:padding="0.049cm" fo:border="0.002cm solid #000000"/>
      <style:text-properties style:font-name="DejaVu Serif1"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199cm" fo:background-color="#e6e6e6" fo:padding="0.049cm" fo:border-left="none" fo:border-right="none" fo:border-top="0.002cm solid #000000" fo:border-bottom="0.002cm solid #000000" style:shadow="none">
        <style:background-image/>
      </style:paragraph-properties>
      <style:text-properties style:font-name="DejaVu Serif1"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3cm" fo:margin-bottom="0.101cm" fo:text-indent="0cm" style:auto-text-indent="false" fo:background-color="transparent" style:shadow="none">
        <style:background-image/>
      </style:paragraph-properties>
      <style:text-properties style:font-name="DejaVu Serif1" fo:font-size="11pt"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6cm" fo:margin-right="0cm" fo:margin-top="0.4cm" fo:margin-bottom="0.101cm" fo:text-indent="0cm" style:auto-text-indent="false" fo:background-color="transparent" style:shadow="none">
        <style:background-image/>
      </style:paragraph-properties>
      <style:text-properties style:font-name="DejaVu Serif2"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fo:text-indent="0cm" style:auto-text-indent="false"/>
      <style:text-properties style:font-name="DejaVu Serif2"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text-indent="0cm" style:auto-text-indent="false"/>
      <style:text-properties style:font-name="Georgia" fo:font-size="11pt"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Table" style:family="paragraph" style:parent-style-name="Text_20_body" style:next-style-name="Text_20_body" style:class="text">
      <style:paragraph-properties fo:margin-left="0.6cm" fo:margin-right="0.6cm" fo:margin-top="0cm" fo:margin-bottom="0cm" fo:text-indent="0cm" style:auto-text-indent="false" fo:padding="0.25cm" fo:border-left="0.035cm solid #800080" fo:border-right="none" fo:border-top="none" fo:border-bottom="none" style:shadow="none"/>
      <style:text-properties style:font-name="DejaVu Serif1" fo:font-size="11pt"/>
    </style:style>
    <style:style style:name="TextHiLite" style:family="paragraph" style:parent-style-name="Text_20_body" style:next-style-name="Text_20_body" style:class="text">
      <style:paragraph-properties fo:margin-left="1cm" fo:margin-right="0cm" fo:text-indent="0cm" style:auto-text-indent="false"/>
      <style:text-properties fo:font-size="14pt" fo:language="zxx" fo:country="none"/>
    </style:style>
    <style:style style:name="TextInfo" style:family="paragraph" style:parent-style-name="TextTable" style:next-style-name="Text_20_body" style:class="text" style:master-page-name="">
      <style:paragraph-properties fo:margin-left="0.801cm" fo:margin-right="0cm" fo:text-align="start" style:justify-single-word="false" fo:text-indent="0cm" style:auto-text-indent="false" style:page-number="auto" fo:background-color="transparent" fo:padding="0.15cm" fo:border-left="0.035cm solid #800080" fo:border-right="none" fo:border-top="none" fo:border-bottom="none" style:shadow="none">
        <style:background-image/>
      </style:paragraph-properties>
      <style:text-properties style:font-name="Courier New" fo:font-size="10pt" fo:language="zxx" fo:country="none"/>
    </style:style>
    <style:style style:name="TextItalic" style:family="paragraph" style:parent-style-name="Text_20_body" style:next-style-name="Text_20_body" style:class="text">
      <style:text-properties fo:font-size="10pt" fo:font-style="italic"/>
    </style:style>
    <style:style style:name="TextARevoir" style:family="paragraph" style:parent-style-name="Text_20_body" style:next-style-name="Text_20_body" style:class="text">
      <style:paragraph-properties fo:background-color="transparent">
        <style:background-image/>
      </style:paragraph-properties>
      <style:text-properties fo:color="#804c19" style:text-line-through-style="none" fo:font-size="11pt" fo:font-style="italic" fo:text-shadow="none"/>
    </style:style>
    <style:style style:name="TextReference" style:family="paragraph" style:parent-style-name="Text_20_body" style:class="text" style:master-page-name="">
      <style:paragraph-properties style:page-number="auto" fo:background-color="#e6e6e6">
        <style:background-image/>
      </style:paragraph-properties>
      <style:text-properties fo:font-size="10pt"/>
    </style:style>
    <style:style style:name="TextNotabene" style:family="paragraph" style:parent-style-name="Text_20_body" style:next-style-name="Text_20_body" style:class="text">
      <style:paragraph-properties fo:margin-top="0.199cm" fo:margin-bottom="0.199cm" fo:padding="0.049cm" fo:border-left="none" fo:border-right="none" fo:border-top="0.088cm solid #b3b3b3" fo:border-bottom="0.088cm solid #b3b3b3" style:shadow="none"/>
    </style:style>
    <style:style style:name="TetxTabl2" style:family="paragraph" style:parent-style-name="Text_20_body" style:class="text">
      <style:paragraph-properties fo:margin-left="1cm" fo:margin-right="0cm" fo:margin-top="0cm" fo:margin-bottom="0cm" fo:text-align="start" style:justify-single-word="false" fo:text-indent="0cm" style:auto-text-indent="false" fo:padding="0.25cm" fo:border-left="0.035cm solid #666699" fo:border-right="none" fo:border-top="none" fo:border-bottom="none" style:shadow="none"/>
      <style:text-properties fo:font-size="11pt" fo:language="en" fo:country="US"/>
    </style:style>
    <style:style style:name="TextSmall" style:family="paragraph" style:parent-style-name="Text_20_body" style:class="text">
      <style:paragraph-properties fo:margin-left="0.6cm" fo:margin-right="0.6cm" fo:text-indent="0cm" style:auto-text-indent="false"/>
      <style:text-properties fo:font-size="9pt"/>
    </style:style>
    <style:style style:name="TextASuppr" style:family="paragraph" style:parent-style-name="TextARevoir" style:class="text">
      <style:text-properties fo:color="#9999ff" style:text-line-through-style="solid" fo:font-size="9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199cm" fo:margin-right="0.6cm" fo:margin-top="0.3cm" fo:margin-bottom="0cm" fo:text-indent="0cm" style:auto-text-indent="false">
        <style:tab-stops>
          <style:tab-stop style:position="18.198cm" style:type="right" style:leader-style="dotted" style:leader-text="."/>
        </style:tab-stops>
      </style:paragraph-properties>
    </style:style>
    <style:style style:name="Contents_20_2" style:display-name="Contents 2" style:family="paragraph" style:parent-style-name="Index" style:class="index">
      <style:paragraph-properties fo:margin-left="0.4cm" fo:margin-right="0.6cm" fo:margin-top="0.199cm" fo:margin-bottom="0cm" fo:text-indent="0cm" style:auto-text-indent="false">
        <style:tab-stops>
          <style:tab-stop style:position="17.699cm" style:type="right" style:leader-style="dotted" style:leader-text="."/>
        </style:tab-stops>
      </style:paragraph-properties>
    </style:style>
    <style:style style:name="Contents_20_3" style:display-name="Contents 3" style:family="paragraph" style:parent-style-name="Index" style:class="index">
      <style:paragraph-properties fo:margin-left="0.6cm" fo:margin-right="0.6cm" fo:text-indent="0cm" style:auto-text-indent="false">
        <style:tab-stops>
          <style:tab-stop style:position="17.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01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799cm" fo:margin-bottom="1.799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itle>arxim, intro</text:title> - <text:page-number text:select-page="curre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arxim, intro</dc:title>
    <meta:creation-date>2003-12-04T15:59:01</meta:creation-date>
    <dc:date>2011-06-28T17:36:40</dc:date>
    <meta:print-date>2007-04-27T10:52:42</meta:print-date>
    <meta:editing-cycles>240</meta:editing-cycles>
    <meta:editing-duration>PT2098H39M58S</meta:editing-duration>
    <dc:creator>moutte </dc:creator>
    <meta:document-statistic meta:table-count="0" meta:image-count="0" meta:object-count="0" meta:page-count="1" meta:paragraph-count="26" meta:word-count="519" meta:character-count="3225"/>
    <meta:user-defined meta:name="Info 1"/>
    <meta:user-defined meta:name="Info 2"/>
    <meta:user-defined meta:name="Info 3"/>
    <meta:user-defined meta:name="Info 4"/>
  </office:meta>
</office:document-meta>
</file>